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3" table:number-columns-repeated="2"/>
          <table:table-cell table:style-name="ce33" office:value-type="string">
            <text:p>GPS</text:p>
          </table:table-cell>
          <table:table-cell table:style-name="ce33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0-20_12-19-22_000.jpg</text:p>
          </table:table-cell>
          <table:table-cell table:style-name="ce22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436279 E-139-34-49.270019</text:p>
          </table:table-cell>
          <table:table-cell table:style-name="ce35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0-20_12-20-09_000.jpg</text:p>
          </table:table-cell>
          <table:table-cell table:style-name="ce22" office:value-type="string">
            <text:p>:m RES 1*1 / free# JVEMV6 37#17.24_1 / 37. miscs of miscs / 17. natural-history / id=24:ツユクサ</text:p>
          </table:table-cell>
          <table:table-cell table:style-name="ce4"/>
          <table:table-cell table:style-name="ce4"/>
          <table:table-cell table:style-name="ce4" office:value-type="string">
            <text:p>N-35-35-28.573608 E-139-34-49.544677</text:p>
          </table:table-cell>
          <table:table-cell table:style-name="ce35" table:formula="of:=IF([.E3]=&quot;&quot;;[.C3];CONCATENATE([.C3];&quot; / &quot;;[.E3]))" office:value-type="string" office:string-value=":m RES 1*1 / free# JVEMV6 37#17.24_1 / 37. miscs of miscs / 17. natural-history / id=24:ツユクサ">
            <text:p>:m RES 1*1 / free# JVEMV6 37#17.24_1 / 37. miscs of miscs / 17. natural-history / id=24:ツユクサ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10-20_14-40-37_000.jpg</text:p>
          </table:table-cell>
          <table:table-cell table:style-name="ce22" office:value-type="string">
            <text:p>:bookmemo / 読んだ本 / 『ひきこもりカレンダー』 / 著者=勝山実</text:p>
          </table:table-cell>
          <table:table-cell table:style-name="ce34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5" table:formula="of:=IF([.E4]=&quot;&quot;;[.C4];CONCATENATE([.C4];&quot; / &quot;;[.E4]))" office:value-type="string" office:string-value=":bookmemo / 読んだ本 / 『ひきこもりカレンダー』 / 著者=勝山実">
            <text:p>:bookmemo / 読んだ本 / 『ひきこもりカレンダー』 / 著者=勝山実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4">
          <table:table-cell table:style-name="ce3" office:value-type="float" office:value="4">
            <text:p>4</text:p>
          </table:table-cell>
          <table:table-cell table:style-name="ce4" office:value-type="string">
            <text:p>2020-10-20_23-19-58_000.jpg</text:p>
          </table:table-cell>
          <table:table-cell table:style-name="ce22" office:value-type="string">
            <text:p>:PHOTO 記録 / 経過記録；作ったもの / food=焼酎漬け / material=ニンニク；liquor=麦焼酎,time=1020-0056</text:p>
          </table:table-cell>
          <table:table-cell table:style-name="ce17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5" table:formula="of:=IF([.E5]=&quot;&quot;;[.C5];CONCATENATE([.C5];&quot; / &quot;;[.E5]))" office:value-type="string" office:string-value=":PHOTO 記録 / 経過記録；作ったもの / food=焼酎漬け / material=ニンニク；liquor=麦焼酎,time=1020-0056">
            <text:p>:PHOTO 記録 / 経過記録；作ったもの / food=焼酎漬け / material=ニンニク；liquor=麦焼酎,time=1020-0056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4" office:value-type="string">
            <text:p>2020-10-20_23-20-14_000.jpg</text:p>
          </table:table-cell>
          <table:table-cell table:style-name="ce22" office:value-type="string">
            <text:p>:PHOTO 記録 / 経過記録；作ったもの / food=焼酎漬け / material=かぼす(４分の１)；liquor=麦焼酎,time=1018-0059 / for=~</text:p>
          </table:table-cell>
          <table:table-cell table:style-name="ce18"/>
          <table:table-cell table:style-name="ce4"/>
          <table:table-cell table:style-name="ce4" office:value-type="string">
            <text:p>N-35-35-28.546142 E-139-34-49.434814</text:p>
          </table:table-cell>
          <table:table-cell table:style-name="ce35" table:formula="of:=IF([.E6]=&quot;&quot;;[.C6];CONCATENATE([.C6];&quot; / &quot;;[.E6]))" office:value-type="string" office:string-value=":PHOTO 記録 / 経過記録；作ったもの / food=焼酎漬け / material=かぼす(４分の１)；liquor=麦焼酎,time=1018-0059 / for=~">
            <text:p>:PHOTO 記録 / 経過記録；作ったもの / food=焼酎漬け / material=かぼす(４分の１)；liquor=麦焼酎,time=1018-0059 / for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4" office:value-type="string">
            <text:p>2020-10-20_23-20-22_000.jpg</text:p>
          </table:table-cell>
          <table:table-cell table:style-name="ce22" office:value-type="string">
            <text:p>:PHOTO 記録 / 経過記録；作ったもの / food=焼酎漬け / material=タイム；liquor=麦焼酎,time=1017-2356</text:p>
          </table:table-cell>
          <table:table-cell table:style-name="ce19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5" table:formula="of:=IF([.E7]=&quot;&quot;;[.C7];CONCATENATE([.C7];&quot; / &quot;;[.E7]))" office:value-type="string" office:string-value=":PHOTO 記録 / 経過記録；作ったもの / food=焼酎漬け / material=タイム；liquor=麦焼酎,time=1017-2356">
            <text:p>:PHOTO 記録 / 経過記録；作ったもの / food=焼酎漬け / material=タイム；liquor=麦焼酎,time=1017-2356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4">
          <table:table-cell table:style-name="ce3" office:value-type="float" office:value="7">
            <text:p>7</text:p>
          </table:table-cell>
          <table:table-cell table:style-name="ce4" office:value-type="string">
            <text:p>2020-10-20_23-20-48_000.jpg</text:p>
          </table:table-cell>
          <table:table-cell table:style-name="ce22" office:value-type="string">
            <text:p>:PHOTO 記録 / 経過記録；作ったもの / food=焼酎漬け / material=生姜；liquor=麦焼酎,time=1017-0021 / for=~</text:p>
          </table:table-cell>
          <table:table-cell table:style-name="ce17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5" table:formula="of:=IF([.E8]=&quot;&quot;;[.C8];CONCATENATE([.C8];&quot; / &quot;;[.E8]))" office:value-type="string" office:string-value=":PHOTO 記録 / 経過記録；作ったもの / food=焼酎漬け / material=生姜；liquor=麦焼酎,time=1017-0021 / for=~">
            <text:p>:PHOTO 記録 / 経過記録；作ったもの / food=焼酎漬け / material=生姜；liquor=麦焼酎,time=1017-0021 / for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4" office:value-type="string">
            <text:p>2020-10-20_23-21-03_000.jpg</text:p>
          </table:table-cell>
          <table:table-cell table:style-name="ce22" office:value-type="string">
            <text:p>:PHOTO 記録 / 経過記録；作ったもの / food=焼酎漬け / material=ニンニク；liquor=麦焼酎,time=1017-2356</text:p>
          </table:table-cell>
          <table:table-cell table:style-name="ce18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5" table:formula="of:=IF([.E9]=&quot;&quot;;[.C9];CONCATENATE([.C9];&quot; / &quot;;[.E9]))" office:value-type="string" office:string-value=":PHOTO 記録 / 経過記録；作ったもの / food=焼酎漬け / material=ニンニク；liquor=麦焼酎,time=1017-2356">
            <text:p>:PHOTO 記録 / 経過記録；作ったもの / food=焼酎漬け / material=ニンニク；liquor=麦焼酎,time=1017-2356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0-20_23-32-07_000.jpg</text:p>
          </table:table-cell>
          <table:table-cell table:style-name="ce22" office:value-type="string">
            <text:p>:PHOTO 記録 / 経過記録；作ったもの / food=焼酎漬け / material=大葉；liquor=麦焼酎,time=1020-2331 / 焼酎を入れる前</text:p>
          </table:table-cell>
          <table:table-cell table:style-name="ce18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5" table:formula="of:=IF([.E10]=&quot;&quot;;[.C10];CONCATENATE([.C10];&quot; / &quot;;[.E10]))" office:value-type="string" office:string-value=":PHOTO 記録 / 経過記録；作ったもの / food=焼酎漬け / material=大葉；liquor=麦焼酎,time=1020-2331 / 焼酎を入れる前">
            <text:p>:PHOTO 記録 / 経過記録；作ったもの / food=焼酎漬け / material=大葉；liquor=麦焼酎,time=1020-2331 / 焼酎を入れる前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0-20_23-32-13_000.jpg</text:p>
          </table:table-cell>
          <table:table-cell table:style-name="ce22" office:value-type="string">
            <text:p>:PHOTO 記録 / 経過記録；作ったもの / food=焼酎漬け / material=ペパーミント；liquor=麦焼酎,time=1020-2331 / 焼酎を入れる前</text:p>
          </table:table-cell>
          <table:table-cell table:style-name="ce19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5" table:formula="of:=IF([.E11]=&quot;&quot;;[.C11];CONCATENATE([.C11];&quot; / &quot;;[.E11]))" office:value-type="string" office:string-value=":PHOTO 記録 / 経過記録；作ったもの / food=焼酎漬け / material=ペパーミント；liquor=麦焼酎,time=1020-2331 / 焼酎を入れる前">
            <text:p>:PHOTO 記録 / 経過記録；作ったもの / food=焼酎漬け / material=ペパーミント；liquor=麦焼酎,time=1020-2331 / 焼酎を入れる前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10-20_23-39-04_000.jpg</text:p>
          </table:table-cell>
          <table:table-cell table:style-name="ce22" office:value-type="string">
            <text:p>:PHOTO 記録 / 経過記録；作ったもの / food=焼酎漬け / material=ペパーミント；liquor=麦焼酎,time=1020-2331</text:p>
          </table:table-cell>
          <table:table-cell table:style-name="ce17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5" table:formula="of:=IF([.E12]=&quot;&quot;;[.C12];CONCATENATE([.C12];&quot; / &quot;;[.E12]))" office:value-type="string" office:string-value=":PHOTO 記録 / 経過記録；作ったもの / food=焼酎漬け / material=ペパーミント；liquor=麦焼酎,time=1020-2331">
            <text:p>:PHOTO 記録 / 経過記録；作ったもの / food=焼酎漬け / material=ペパーミント；liquor=麦焼酎,time=1020-2331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10-20_23-39-19_000.jpg</text:p>
          </table:table-cell>
          <table:table-cell table:style-name="ce22" office:value-type="string">
            <text:p>:PHOTO 記録 / 経過記録；作ったもの / food=焼酎漬け / material=大葉；liquor=麦焼酎,time=1020-2331</text:p>
          </table:table-cell>
          <table:table-cell table:style-name="ce17"/>
          <table:table-cell table:style-name="ce4"/>
          <table:table-cell table:style-name="ce4" office:value-type="string">
            <text:p>N-35-35-28.450012 E-139-34-49.489746</text:p>
          </table:table-cell>
          <table:table-cell table:style-name="ce35" table:formula="of:=IF([.E13]=&quot;&quot;;[.C13];CONCATENATE([.C13];&quot; / &quot;;[.E13]))" office:value-type="string" office:string-value=":PHOTO 記録 / 経過記録；作ったもの / food=焼酎漬け / material=大葉；liquor=麦焼酎,time=1020-2331">
            <text:p>:PHOTO 記録 / 経過記録；作ったもの / food=焼酎漬け / material=大葉；liquor=麦焼酎,time=1020-2331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10-21_01-27-41_000.jpg</text:p>
          </table:table-cell>
          <table:table-cell table:style-name="ce18" office:value-type="string">
            <text:p>:m :PHOTO 寝た時刻 / 2020</text:p>
          </table:table-cell>
          <table:table-cell table:style-name="ce18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5" table:formula="of:=IF([.E14]=&quot;&quot;;[.C14];CONCATENATE([.C14];&quot; / &quot;;[.E14]))" office:value-type="string" office:string-value=":m :PHOTO 寝た時刻 / 2020">
            <text:p>:m :PHOTO 寝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10-21_12-00-42_000.jpg</text:p>
          </table:table-cell>
          <table:table-cell table:style-name="ce19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5" table:formula="of:=IF([.E15]=&quot;&quot;;[.C15];CONCATENATE([.C15];&quot; / &quot;;[.E15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10-21_12-37-30_000.jpg</text:p>
          </table:table-cell>
          <table:table-cell table:style-name="ce22" office:value-type="string">
            <text:p>:m :lets / action activity / やること / 「学歴」とか「学校」とか；そういうのない世界へ行こう || :tome/ (J*) / 「学校」と「容姿」以外に、自分の何たるかを置く；「万人がアクセスできるもの」</text:p>
          </table:table-cell>
          <table:table-cell table:style-name="ce18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5" table:formula="of:=IF([.E16]=&quot;&quot;;[.C16];CONCATENATE([.C16];&quot; / &quot;;[.E16]))" office:value-type="string" office:string-value=":m :lets / action activity / やること / 「学歴」とか「学校」とか；そういうのない世界へ行こう || :tome/ (J*) / 「学校」と「容姿」以外に、自分の何たるかを置く；「万人がアクセスできるもの」">
            <text:p>:m :lets / action activity / やること / 「学歴」とか「学校」とか；そういうのない世界へ行こう || :tome/ (J*) / 「学校」と「容姿」以外に、自分の何たるかを置く；「万人がアクセスできるもの」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0-20_19-13-09_000.mid</text:p>
          </table:table-cell>
          <table:table-cell table:style-name="ce8" office:value-type="string">
            <text:p>:in-mid / app=perfect-piano / 演奏、play / id-2020-1020-1 / category=melody,inst=piano,for=~,genre=~</text:p>
          </table:table-cell>
          <table:table-cell table:style-name="ce19"/>
          <table:table-cell table:style-name="ce4"/>
          <table:table-cell table:style-name="ce4"/>
          <table:table-cell table:style-name="ce35" table:formula="of:=IF([.E17]=&quot;&quot;;[.C17];CONCATENATE([.C17];&quot; / &quot;;[.E17]))" office:value-type="string" office:string-value=":in-mid / app=perfect-piano / 演奏、play / id-2020-1020-1 / category=melody,inst=piano,for=~,genre=~">
            <text:p>:in-mid / app=perfect-piano / 演奏、play / id-2020-1020-1 / category=melody,inst=piano,for=~,genre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0-20_20-14-24_000.mid</text:p>
          </table:table-cell>
          <table:table-cell table:style-name="ce8" office:value-type="string">
            <text:p>:in-mid / app=perfect-piano / 演奏、play / id-2020-1020-2 / category=melody,inst=piano,for=~,genre=~</text:p>
          </table:table-cell>
          <table:table-cell table:style-name="ce19"/>
          <table:table-cell table:style-name="ce4"/>
          <table:table-cell table:style-name="ce4"/>
          <table:table-cell table:style-name="ce35" table:formula="of:=IF([.E18]=&quot;&quot;;[.C18];CONCATENATE([.C18];&quot; / &quot;;[.E18]))" office:value-type="string" office:string-value=":in-mid / app=perfect-piano / 演奏、play / id-2020-1020-2 / category=melody,inst=piano,for=~,genre=~">
            <text:p>:in-mid / app=perfect-piano / 演奏、play / id-2020-1020-2 / category=melody,inst=piano,for=~,genre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0-20_22-27-09_000.mid</text:p>
          </table:table-cell>
          <table:table-cell table:style-name="ce8" office:value-type="string">
            <text:p>:in-mid / app=perfect-piano / 演奏、play / id-2020-1020-3 / category=melody,inst=piano,for=~,genre=~</text:p>
          </table:table-cell>
          <table:table-cell table:style-name="ce17"/>
          <table:table-cell table:style-name="ce4"/>
          <table:table-cell table:style-name="ce4"/>
          <table:table-cell table:style-name="ce35" table:formula="of:=IF([.E19]=&quot;&quot;;[.C19];CONCATENATE([.C19];&quot; / &quot;;[.E19]))" office:value-type="string" office:string-value=":in-mid / app=perfect-piano / 演奏、play / id-2020-1020-3 / category=melody,inst=piano,for=~,genre=~">
            <text:p>:in-mid / app=perfect-piano / 演奏、play / id-2020-1020-3 / category=melody,inst=piano,for=~,genre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0-21_00-58-50_000.mid</text:p>
          </table:table-cell>
          <table:table-cell table:style-name="ce8" office:value-type="string">
            <text:p>:in-mid / app=perfect-piano / 演奏、play / id-2020-1021-1 / category=melody,inst=piano,for=~,genre=~</text:p>
          </table:table-cell>
          <table:table-cell table:style-name="ce18"/>
          <table:table-cell table:style-name="ce4"/>
          <table:table-cell table:style-name="ce4"/>
          <table:table-cell table:style-name="ce35" table:formula="of:=IF([.E20]=&quot;&quot;;[.C20];CONCATENATE([.C20];&quot; / &quot;;[.E20]))" office:value-type="string" office:string-value=":in-mid / app=perfect-piano / 演奏、play / id-2020-1021-1 / category=melody,inst=piano,for=~,genre=~">
            <text:p>:in-mid / app=perfect-piano / 演奏、play / id-2020-1021-1 / category=melody,inst=piano,for=~,genre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0-21_01-14-42_000.mid</text:p>
          </table:table-cell>
          <table:table-cell table:style-name="ce8" office:value-type="string">
            <text:p>:in-mid / app=perfect-piano / 演奏、play / id-2020-1021-2 / category=melody,inst=piano,for=~,genre=~</text:p>
          </table:table-cell>
          <table:table-cell table:style-name="ce19"/>
          <table:table-cell table:style-name="ce4"/>
          <table:table-cell table:style-name="ce4"/>
          <table:table-cell table:style-name="ce35" table:formula="of:=IF([.E21]=&quot;&quot;;[.C21];CONCATENATE([.C21];&quot; / &quot;;[.E21]))" office:value-type="string" office:string-value=":in-mid / app=perfect-piano / 演奏、play / id-2020-1021-2 / category=melody,inst=piano,for=~,genre=~">
            <text:p>:in-mid / app=perfect-piano / 演奏、play / id-2020-1021-2 / category=melody,inst=piano,for=~,genre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0-21_12-23-09_000.mid</text:p>
          </table:table-cell>
          <table:table-cell table:style-name="ce8" office:value-type="string">
            <text:p>:in-mid / app=perfect-piano / 演奏、play / id-2020-1021-3 / category=melody,inst=piano,for=~,genre=~</text:p>
          </table:table-cell>
          <table:table-cell table:style-name="ce19"/>
          <table:table-cell table:style-name="ce4"/>
          <table:table-cell table:style-name="ce4"/>
          <table:table-cell table:style-name="ce35" table:formula="of:=IF([.E22]=&quot;&quot;;[.C22];CONCATENATE([.C22];&quot; / &quot;;[.E22]))" office:value-type="string" office:string-value=":in-mid / app=perfect-piano / 演奏、play / id-2020-1021-3 / category=melody,inst=piano,for=~,genre=~">
            <text:p>:in-mid / app=perfect-piano / 演奏、play / id-2020-1021-3 / category=melody,inst=piano,for=~,genre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5" table:formula="of:=IF([.E23]=&quot;&quot;;[.C23];CONCATENATE([.C23];&quot; / &quot;;[.E2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24]=&quot;&quot;;[.C24];CONCATENATE([.C24];&quot; / &quot;;[.E2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25]=&quot;&quot;;[.C25];CONCATENATE([.C25];&quot; / &quot;;[.E2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26]=&quot;&quot;;[.C26];CONCATENATE([.C26];&quot; / &quot;;[.E2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7]=&quot;&quot;;[.C27];CONCATENATE([.C27];&quot; / &quot;;[.E2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28]=&quot;&quot;;[.C28];CONCATENATE([.C28];&quot; / &quot;;[.E2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5" table:formula="of:=IF([.E29]=&quot;&quot;;[.C29];CONCATENATE([.C29];&quot; / &quot;;[.E2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0]=&quot;&quot;;[.C30];CONCATENATE([.C30];&quot; / &quot;;[.E3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1]=&quot;&quot;;[.C31];CONCATENATE([.C31];&quot; / &quot;;[.E3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5" table:formula="of:=IF([.E32]=&quot;&quot;;[.C32];CONCATENATE([.C32];&quot; / &quot;;[.E3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3]=&quot;&quot;;[.C33];CONCATENATE([.C33];&quot; / &quot;;[.E3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4]=&quot;&quot;;[.C34];CONCATENATE([.C34];&quot; / &quot;;[.E3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5" table:formula="of:=IF([.E35]=&quot;&quot;;[.C35];CONCATENATE([.C35];&quot; / &quot;;[.E3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6]=&quot;&quot;;[.C36];CONCATENATE([.C36];&quot; / &quot;;[.E3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7]=&quot;&quot;;[.C37];CONCATENATE([.C37];&quot; / &quot;;[.E3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8]=&quot;&quot;;[.C38];CONCATENATE([.C38];&quot; / &quot;;[.E3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39]=&quot;&quot;;[.C39];CONCATENATE([.C39];&quot; / &quot;;[.E3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5" table:formula="of:=IF([.E40]=&quot;&quot;;[.C40];CONCATENATE([.C40];&quot; / &quot;;[.E4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41]=&quot;&quot;;[.C41];CONCATENATE([.C41];&quot; / &quot;;[.E4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4"/>
          <table:table-cell table:style-name="ce4"/>
          <table:table-cell table:style-name="ce4"/>
          <table:table-cell table:style-name="ce35" table:formula="of:=IF([.E42]=&quot;&quot;;[.C42];CONCATENATE([.C42];&quot; / &quot;;[.E4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3]=&quot;&quot;;[.C43];CONCATENATE([.C43];&quot; / &quot;;[.E4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5" table:formula="of:=IF([.E44]=&quot;&quot;;[.C44];CONCATENATE([.C44];&quot; / &quot;;[.E4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5" table:formula="of:=IF([.E45]=&quot;&quot;;[.C45];CONCATENATE([.C45];&quot; / &quot;;[.E4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5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5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5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4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5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27"/>
          <table:table-cell table:number-columns-repeated="3"/>
          <table:table-cell table:style-name="ce35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29]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0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1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21">
            <text:p>21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3" office:value-type="string">
            <text:p>blanks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0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0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0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02X-X / category=melody,inst=piano,for=XX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02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1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71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1">2020/10/21</text:date>, <text:time>13:53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0-21T13:53:34.50</dc:date>
    <dc:creator>iwabuchi ken</dc:creator>
    <meta:editing-duration>P27DT1H50M27S</meta:editing-duration>
    <meta:editing-cycles>10160</meta:editing-cycles>
    <meta:document-statistic meta:table-count="1" meta:cell-count="471" meta:object-count="0"/>
  </office:meta>
</office:document-meta>
</file>